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s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69 (2)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-6 (48)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0" calcext:value-type="float">
            <text:p>10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3" calcext:value-type="float">
            <text:p>13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5" calcext:value-type="float">
            <text:p>15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1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5" calcext:value-type="float">
            <text:p>1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4" calcext:value-type="float">
            <text:p>14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6" calcext:value-type="float">
            <text:p>1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1" calcext:value-type="float">
            <text:p>11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6" calcext:value-type="float">
            <text:p>16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8" calcext:value-type="float">
            <text:p>18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7" calcext:value-type="float">
            <text:p>17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4" calcext:value-type="float">
            <text:p>4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9" calcext:value-type="float">
            <text:p>19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3" calcext:value-type="float">
            <text:p>3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3)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3 (4)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1)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2" calcext:value-type="float">
            <text:p>12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3 (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st</text:p>
          </table:table-cell>
          <table:table-cell office:value-type="string" calcext:value-type="string">
            <text:p>offertorium „deus pius“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rl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glum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string" calcext:value-type="string">
            <text:p>https://gallica.bnf.fr/ark:/12148/cb409440402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string" calcext:value-type="string">
            <text:p><text:a xlink:href="https://gallica.bnf.fr/ark:/12148/btv1b10072981p" xlink:type="simple">https://gallica.bnf.fr/ark:/12148/btv1b10072981p</text:a>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string" calcext:value-type="string">
            <text:p><text:a xlink:href="https://gallica.bnf.fr/ark:/12148/btv1b10072271m" xlink:type="simple">https://gallica.bnf.fr/ark:/12148/btv1b10072271m</text:a>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string" calcext:value-type="string">
            <text:p>https://gallica.bnf.fr/ark:/12148/btv1b100729807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69 (2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string" calcext:value-type="string">
            <text:p><text:a xlink:href="https://gallica.bnf.fr/ark:/12148/btv1b10074844p" xlink:type="simple">https://gallica.bnf.fr/ark:/12148/btv1b10074844p</text:a></text:p>
          </table:table-cell>
        </table:table-row>
        <table:table-row table:style-name="ro1">
          <table:table-cell office:value-type="string" calcext:value-type="string">
            <text:p>D-5671</text:p>
          </table:table-cell>
          <table:table-cell office:value-type="string" calcext:value-type="string">
            <text:p><text:a xlink:href="https://gallica.bnf.fr/ark:/12148/btv1b10072314v" xlink:type="simple">https://gallica.bnf.fr/ark:/12148/btv1b10072314v</text:a>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string" calcext:value-type="string">
            <text:p>https://gallica.bnf.fr/ark:/12148/cb409883531 </text:p>
          </table:table-cell>
        </table:table-row>
        <table:table-row table:style-name="ro1">
          <table:table-cell office:value-type="string" calcext:value-type="string">
            <text:p>D-5983 (4)</text:p>
          </table:table-cell>
          <table:table-cell office:value-type="string" calcext:value-type="string">
            <text:p><text:a xlink:href="https://gallica.bnf.fr/ark:/12148/btv1b100750675" xlink:type="simple">https://gallica.bnf.fr/ark:/12148/btv1b100750675</text:a></text:p>
          </table:table-cell>
        </table:table-row>
        <table:table-row table:style-name="ro1">
          <table:table-cell office:value-type="string" calcext:value-type="string">
            <text:p>D-5984 (1)</text:p>
          </table:table-cell>
          <table:table-cell office:value-type="string" calcext:value-type="string">
            <text:p><text:a xlink:href="https://gallica.bnf.fr/ark:/12148/btv1b10072546r" xlink:type="simple">https://gallica.bnf.fr/ark:/12148/btv1b10072546r</text:a>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string" calcext:value-type="string">
            <text:p><text:a xlink:href="https://gallica.bnf.fr/ark:/12148/btv1b10073216q" xlink:type="simple">https://gallica.bnf.fr/ark:/12148/btv1b10073216q</text:a></text:p>
          </table:table-cell>
        </table:table-row>
        <table:table-row table:style-name="ro1">
          <table:table-cell office:value-type="string" calcext:value-type="string">
            <text:p>D-5984 (3)</text:p>
          </table:table-cell>
          <table:table-cell office:value-type="string" calcext:value-type="string">
            <text:p><text:a xlink:href="https://gallica.bnf.fr/ark:/12148/btv1b100725459" xlink:type="simple">https://gallica.bnf.fr/ark:/12148/btv1b100725459</text:a></text:p>
          </table:table-cell>
        </table:table-row>
        <table:table-row table:style-name="ro1">
          <table:table-cell office:value-type="string" calcext:value-type="string">
            <text:p>W-6 (48)</text:p>
          </table:table-cell>
          <table:table-cell office:value-type="string" calcext:value-type="string">
            <text:p><text:a xlink:href="https://gallica.bnf.fr/ark:/12148/btv1b10862900t" xlink:type="simple">https://gallica.bnf.fr/ark:/12148/btv1b10862900t</text:a></text:p>
          </table:table-cell>
        </table:table-row>
      </table:table>
      <table:named-expressions/>
      <table:database-ranges>
        <table:database-range table:name="__Anonymous_Sheet_DB__0" table:target-range-address="works.A1:works.E7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.00.0000</text:date>, <text:time style:data-style-name="N2" text:time-value="20:39:20.305764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3-05-12T20:40:00.947577313</dc:date>
    <meta:editing-duration>PT7H4M22S</meta:editing-duration>
    <meta:editing-cycles>119</meta:editing-cycles>
    <meta:generator>LibreOffice/7.5.3.2$Linux_X86_64 LibreOffice_project/50$Build-2</meta:generator>
    <meta:document-statistic meta:table-count="2" meta:cell-count="340" meta:object-count="0"/>
  </office:meta>
</office:document-meta>
</file>